
<file path=META-INF/manifest.xml><?xml version="1.0" encoding="utf-8"?>
<manifest:manifest xmlns:manifest="urn:oasis:names:tc:opendocument:xmlns:manifest:1.0" manifest:version="1.2">
  <manifest:file-entry manifest:full-path="/" manifest:media-type="application/vnd.oasis.opendocument.graphics"/>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automatic-styles>
    <style:style style:family="drawing-page" style:name="dp1"/>
  </office:automatic-styles>
  <office:body>
    <office:drawing>
      <draw:page draw:master-page-name="Default" draw:name="page1" draw:style-name="dp1"/>
    </office:drawing>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styles>
    <draw:marker draw:name="Arrow" svg:d="m10 0-10 30h20z" svg:viewBox="0 0 20 30"/>
    <style:default-style style:family="graphic">
      <style:paragraph-properties style:font-independent-line-spacing="false" style:line-break="strict" style:punctuation-wrap="simple" style:text-autospace="ideograph-alpha" style:writing-mode="lr-tb">
        <style:tab-stops/>
      </style:paragraph-properties>
      <style:text-properties fo:font-family="'Times New Roman'" fo:font-size="24pt" style:font-family-asian="'Lucida Sans Unicode'" style:font-family-complex="Tahoma" style:font-family-generic="roman" style:font-family-generic-asian="system" style:font-family-generic-complex="system" style:font-pitch="variable" style:font-pitch-asian="variable" style:font-pitch-complex="variable" style:font-size-asian="24pt" style:font-size-complex="24pt" style:use-window-font-color="true"/>
    </style:default-style>
    <style:style style:family="graphic" style:name="standard">
      <style:graphic-properties draw:fill="solid" draw:fill-color="#99ccff" draw:marker-end-center="false" draw:marker-end-width="0.3cm" draw:marker-start-center="false" draw:marker-start-width="0.3cm" draw:shadow="hidden" draw:shadow-color="#808080" draw:shadow-offset-x="0.3cm" draw:shadow-offset-y="0.3cm" draw:stroke="solid" fo:padding-bottom="0.125cm" fo:padding-left="0.25cm" fo:padding-right="0.25cm" fo:padding-top="0.125cm" svg:stroke-color="#000000" svg:stroke-width="0cm">
        <text:list-style style:name="standard">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line-height="100%" fo:margin-bottom="0cm" fo:margin-left="0cm" fo:margin-right="0cm" fo:margin-top="0cm" fo:text-indent="0cm"/>
      <style:text-properties fo:font-family="Arial" fo:font-size="18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18pt" style:font-size-complex="18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graphic" style:name="objectwitharrow" style:parent-style-name="standard">
      <style:graphic-properties draw:marker-end-width="0.3cm" draw:marker-start="Arrow" draw:marker-start-center="true" draw:marker-start-width="0.7cm" draw:stroke="solid" svg:stroke-color="#000000" svg:stroke-width="0.15cm"/>
    </style:style>
    <style:style style:family="graphic" style:name="objectwithshadow" style:parent-style-name="standard">
      <style:graphic-properties draw:shadow="visible" draw:shadow-color="#808080" draw:shadow-offset-x="0.3cm" draw:shadow-offset-y="0.3cm"/>
    </style:style>
    <style:style style:family="graphic" style:name="objectwithoutfill" style:parent-style-name="standard">
      <style:graphic-properties draw:fill="none"/>
    </style:style>
    <style:style style:family="graphic" style:name="text" style:parent-style-name="standard">
      <style:graphic-properties draw:fill="none" draw:stroke="none"/>
    </style:style>
    <style:style style:family="graphic" style:name="textbody" style:parent-style-name="standard">
      <style:graphic-properties draw:fill="none" draw:stroke="none"/>
      <style:text-properties fo:font-size="16pt"/>
    </style:style>
    <style:style style:family="graphic" style:name="textbodyjustfied" style:parent-style-name="standard">
      <style:graphic-properties draw:fill="none" draw:stroke="none"/>
      <style:paragraph-properties fo:text-align="justify"/>
    </style:style>
    <style:style style:family="graphic" style:name="textbodyindent" style:parent-style-name="standard">
      <style:graphic-properties draw:fill="none" draw:stroke="none">
        <text:list-style style:name="textbodyindent">
          <text:list-level-style-bullet text:bullet-char="●" text:level="1">
            <style:list-level-properties text:space-before="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indent="0.6cm"/>
    </style:style>
    <style:style style:family="graphic" style:name="title" style:parent-style-name="standard">
      <style:graphic-properties draw:fill="none" draw:stroke="none"/>
      <style:text-properties fo:font-size="44pt"/>
    </style:style>
    <style:style style:family="graphic" style:name="title1" style:parent-style-name="standard">
      <style:graphic-properties draw:fill="solid" draw:fill-color="#008080" draw:shadow="visible" draw:shadow-color="#808080" draw:shadow-offset-x="0.2cm" draw:shadow-offset-y="0.2cm" draw:stroke="none"/>
      <style:paragraph-properties fo:text-align="center"/>
      <style:text-properties fo:font-size="24pt"/>
    </style:style>
    <style:style style:family="graphic" style:name="title2" style:parent-style-name="standard">
      <style:graphic-properties draw:fill-color="#ffcc99" draw:shadow="visible" draw:shadow-color="#808080" draw:shadow-offset-x="0.2cm" draw:shadow-offset-y="0.2cm" svg:stroke-width="0.05cm">
        <text:list-style style:name="title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1cm" fo:margin-left="0cm" fo:margin-right="0.2cm" fo:margin-top="0.1cm" fo:text-align="center" fo:text-indent="0cm"/>
      <style:text-properties fo:font-size="36pt"/>
    </style:style>
    <style:style style:family="graphic" style:name="headline" style:parent-style-name="standard">
      <style:graphic-properties draw:fill="none" draw:stroke="none"/>
      <style:paragraph-properties fo:margin-bottom="0.21cm" fo:margin-top="0.42cm"/>
      <style:text-properties fo:font-size="24pt"/>
    </style:style>
    <style:style style:family="graphic" style:name="headline1" style:parent-style-name="standard">
      <style:graphic-properties draw:fill="none" draw:stroke="none"/>
      <style:paragraph-properties fo:margin-bottom="0.21cm" fo:margin-top="0.42cm"/>
      <style:text-properties fo:font-size="18pt" fo:font-weight="bold"/>
    </style:style>
    <style:style style:family="graphic" style:name="headline2" style:parent-style-name="standard">
      <style:graphic-properties draw:fill="none" draw:stroke="none"/>
      <style:paragraph-properties fo:margin-bottom="0.21cm" fo:margin-top="0.42cm"/>
      <style:text-properties fo:font-size="14pt" fo:font-style="italic" fo:font-weight="bold"/>
    </style:style>
    <style:style style:family="graphic" style:name="measure" style:parent-style-name="standard">
      <style:graphic-properties draw:fill="none" draw:marker-end="Arrow" draw:marker-end-width="0.2cm" draw:marker-start="Arrow" draw:marker-start-width="0.2cm" draw:show-unit="true" draw:stroke="solid"/>
      <style:text-properties fo:font-size="12pt"/>
    </style:style>
  </office:styles>
  <office:automatic-styles>
    <style:page-layout style:name="PM0">
      <style:page-layout-properties fo:margin-bottom="1cm" fo:margin-left="1cm" fo:margin-right="1cm" fo:margin-top="1cm" fo:page-height="29.7cm" fo:page-width="21cm" style:print-orientation="portrait"/>
    </style:page-layout>
  </office:automatic-styles>
  <office:master-styles>
    <draw:layer-set>
      <draw:layer draw:name="layout"/>
      <draw:layer draw:name="background"/>
      <draw:layer draw:name="backgroundobjects"/>
      <draw:layer draw:name="controls"/>
      <draw:layer draw:name="measurelines"/>
    </draw:layer-set>
    <style:master-page draw:style-name="dp1" style:name="Default" style:page-layout-name="PM0"/>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33:04</dc:date>
    <meta:editing-cycles>1</meta:editing-cycles>
    <meta:editing-duration>PT0.001S</meta:editing-duration>
  </office:meta>
</office:document-meta>
</file>